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8.65cm"/>
    </style:style>
    <style:style style:name="gr6" style:family="graphic" style:parent-style-name="standard">
      <style:graphic-properties draw:stroke="none" svg:stroke-color="#000000" draw:fill="none" draw:fill-color="#ffffff" fo:min-height="4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6.059cm" svg:height="11.5cm" svg:x="10.442cm" svg:y="8cm">
          <text:p/>
        </draw:rect>
        <draw:frame draw:style-name="gr2" draw:text-style-name="P3" draw:layer="layout" svg:width="5.5cm" svg:height="1.452cm" svg:x="10.441cm" svg:y="8cm">
          <draw:text-box>
            <text:p text:style-name="P2"><text:span text:style-name="T1">Program</text:span></text:p>
          </draw:text-box>
        </draw:frame>
        <draw:line draw:style-name="gr3" draw:text-style-name="P4" draw:layer="layout" svg:x1="10.441cm" svg:y1="9cm" svg:x2="15.441cm" svg:y2="9cm">
          <text:p/>
        </draw:line>
        <draw:frame draw:style-name="gr4" draw:text-style-name="P5" xml:id="id4" draw:id="id4" draw:layer="layout" svg:width="6.059cm" svg:height="1.433cm" svg:x="10.441cm" svg:y="9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10.441cm" svg:y1="10.5cm" svg:x2="15.441cm" svg:y2="10.5cm">
          <text:p/>
        </draw:line>
        <draw:frame draw:style-name="gr5" draw:text-style-name="P6" draw:layer="layout" svg:width="6.059cm" svg:height="9.293cm" svg:x="10.441cm" svg:y="10.5cm">
          <draw:text-box>
            <text:p text:style-name="P2"><text:span text:style-name="T3">+Program()</text:span></text:p>
            <text:p text:style-name="P2"><text:span text:style-name="T3">+Program(Program const&amp; <text:s/>otherprogram)</text:span></text:p>
            <text:p text:style-name="P2"><text:span text:style-name="T3">+Program (string const file)</text:span></text:p>
            <text:p text:style-name="P2"><text:span text:style-name="T3">+~Program()</text:span></text:p>
            <text:p text:style-name="P2"><text:span text:style-name="T3">+void addLine(Line * newline)</text:span></text:p>
            <text:p text:style-name="P2"><text:span text:style-name="T3">+int add_Line_at(Line *newline, int position)</text:span></text:p>
            <text:p text:style-name="P2"><text:span text:style-name="T3">+void Exchange_Line(int , int)</text:span></text:p>
            <text:p text:style-name="P2"><text:span text:style-name="T3">+void display()</text:span></text:p>
            <text:p text:style-name="P2"><text:span text:style-name="T3">+void delLine(int index)</text:span></text:p>
            <text:p text:style-name="P2"><text:span text:style-name="T3">+Line * findLine(int index)</text:span></text:p>
            <text:p text:style-name="P2"><text:span text:style-name="T3">+int size()</text:span></text:p>
            <text:p text:style-name="P2"><text:span text:style-name="T3">+t_Dep dependance(Instruction i1, Instruction i2)</text:span></text:p>
            <text:p text:style-name="P2"><text:span text:style-name="T3">+void inFile(string const filename)</text:span></text:p>
            <text:p text:style-name="P2"><text:span text:style-name="T3">+bool isEmpty()</text:span></text:p>
            <text:p text:style-name="P2"><text:span text:style-name="T3">+void <text:s/>comput_Function()</text:span></text:p>
            <text:p text:style-name="P2"><text:span text:style-name="T3">+int nbr_Func()</text:span></text:p>
            <text:p text:style-name="P2"><text:span text:style-name="T3">+Function <text:s/>get_Function(int )</text:span></text:p>
            <text:p text:style-name="P2"><text:span text:style-name="T3">+void flush()</text:span></text:p>
            <text:p text:style-name="P2"><text:span text:style-name="T3"/></text:p>
          </draw:text-box>
        </draw:frame>
        <draw:line draw:style-name="gr3" draw:text-style-name="P4" draw:layer="layout" svg:x1="15cm" svg:y1="9cm" svg:x2="16.5cm" svg:y2="9cm">
          <text:p/>
        </draw:line>
        <draw:line draw:style-name="gr3" draw:text-style-name="P4" draw:layer="layout" svg:x1="15cm" svg:y1="10.5cm" svg:x2="16.5cm" svg:y2="10.5cm">
          <text:p/>
        </draw:line>
        <draw:rect draw:style-name="gr1" draw:text-style-name="P1" xml:id="id2" draw:id="id2" draw:layer="layout" svg:width="5.559cm" svg:height="8cm" svg:x="18.5cm" svg:y="11.5cm">
          <text:p/>
        </draw:rect>
        <draw:frame draw:style-name="gr2" draw:text-style-name="P3" draw:layer="layout" svg:width="5.5cm" svg:height="1.452cm" svg:x="18.5cm" svg:y="11.5cm">
          <draw:text-box>
            <text:p text:style-name="P2"><text:span text:style-name="T1">Function</text:span></text:p>
          </draw:text-box>
        </draw:frame>
        <draw:line draw:style-name="gr3" draw:text-style-name="P4" draw:layer="layout" svg:x1="18.5cm" svg:y1="12.5cm" svg:x2="23.5cm" svg:y2="12.5cm">
          <text:p/>
        </draw:line>
        <draw:frame draw:style-name="gr4" draw:text-style-name="P5" draw:layer="layout" svg:width="5.559cm" svg:height="1.433cm" svg:x="18.5cm" svg:y="12.5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list &lt;Basic_block&gt; myBB</text:span></text:p>
          </draw:text-box>
        </draw:frame>
        <draw:line draw:style-name="gr3" draw:text-style-name="P4" draw:layer="layout" svg:x1="18.5cm" svg:y1="14cm" svg:x2="23.5cm" svg:y2="14cm">
          <text:p/>
        </draw:line>
        <draw:frame draw:style-name="gr6" draw:text-style-name="P6" draw:layer="layout" svg:width="6.059cm" svg:height="5.183cm" svg:x="18.5cm" svg:y="14cm">
          <draw:text-box>
            <text:p text:style-name="P2"><text:span text:style-name="T3">+Function()</text:span></text:p>
            <text:p text:style-name="P2"><text:span text:style-name="T3">+~Function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void comput_basic_block()</text:span></text:p>
            <text:p text:style-name="P2"><text:span text:style-name="T3">+int nbr_BB()</text:span></text:p>
            <text:p text:style-name="P2"><text:span text:style-name="T3">+Basic_block get_BB(int)</text:span></text:p>
          </draw:text-box>
        </draw:frame>
        <draw:line draw:style-name="gr3" draw:text-style-name="P4" draw:layer="layout" svg:x1="23.059cm" svg:y1="12.5cm" svg:x2="24.059cm" svg:y2="12.5cm">
          <text:p/>
        </draw:line>
        <draw:line draw:style-name="gr3" draw:text-style-name="P4" draw:layer="layout" svg:x1="23.059cm" svg:y1="14cm" svg:x2="24.059cm" svg:y2="14cm">
          <text:p/>
        </draw:line>
        <draw:rect draw:style-name="gr1" draw:text-style-name="P1" xml:id="id3" draw:id="id3" draw:layer="layout" svg:width="5.559cm" svg:height="8cm" svg:x="26.141cm" svg:y="11.5cm">
          <text:p/>
        </draw:rect>
        <draw:frame draw:style-name="gr2" draw:text-style-name="P3" draw:layer="layout" svg:width="5.5cm" svg:height="1.452cm" svg:x="26.141cm" svg:y="11.5cm">
          <draw:text-box>
            <text:p text:style-name="P2"><text:span text:style-name="T1">Basic_block</text:span></text:p>
          </draw:text-box>
        </draw:frame>
        <draw:line draw:style-name="gr3" draw:text-style-name="P4" draw:layer="layout" svg:x1="26.141cm" svg:y1="12.5cm" svg:x2="31.141cm" svg:y2="12.5cm">
          <text:p/>
        </draw:line>
        <draw:frame draw:style-name="gr7" draw:text-style-name="P5" draw:layer="layout" svg:width="5.559cm" svg:height="1.5cm" svg:x="26.141cm" svg:y="12.5cm">
          <draw:text-box>
            <text:p text:style-name="P2"><text:span text:style-name="T2">Node *_head</text:span></text:p>
            <text:p text:style-name="P2"><text:span text:style-name="T2">Node *_end</text:span></text:p>
          </draw:text-box>
        </draw:frame>
        <draw:line draw:style-name="gr3" draw:text-style-name="P4" draw:layer="layout" svg:x1="26.141cm" svg:y1="14cm" svg:x2="31.141cm" svg:y2="14cm">
          <text:p/>
        </draw:line>
        <draw:frame draw:style-name="gr6" draw:text-style-name="P6" draw:layer="layout" svg:width="6.059cm" svg:height="4.361cm" svg:x="26.041cm" svg:y="14.3cm">
          <draw:text-box>
            <text:p text:style-name="P2"><text:span text:style-name="T3">+Basic_block()</text:span></text:p>
            <text:p text:style-name="P2"><text:span text:style-name="T3">+~Basic_block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bool isLabeled()</text:span></text:p>
          </draw:text-box>
        </draw:frame>
        <draw:line draw:style-name="gr3" draw:text-style-name="P4" draw:layer="layout" svg:x1="30.7cm" svg:y1="12.5cm" svg:x2="31.7cm" svg:y2="12.5cm">
          <text:p/>
        </draw:line>
        <draw:line draw:style-name="gr3" draw:text-style-name="P4" draw:layer="layout" svg:x1="30.7cm" svg:y1="14cm" svg:x2="31.7cm" svg:y2="14cm">
          <text:p/>
        </draw:line>
        <draw:connector draw:style-name="gr3" draw:text-style-name="P4" draw:layer="layout" svg:x1="16.501cm" svg:y1="13.75cm" svg:x2="18.5cm" svg:y2="15.5cm" draw:start-shape="id1" draw:start-glue-point="1" draw:end-shape="id2" draw:end-glue-point="3" svg:d="m16501 13750h1000v1750h999">
          <text:p/>
        </draw:connector>
        <draw:connector draw:style-name="gr3" draw:text-style-name="P4" draw:layer="layout" svg:x1="24.059cm" svg:y1="15.5cm" svg:x2="26.141cm" svg:y2="15.5cm" draw:start-shape="id2" draw:end-shape="id3" svg:d="m24059 15500h2082">
          <text:p/>
        </draw:connector>
        <draw:connector draw:style-name="gr3" draw:text-style-name="P4" draw:layer="layout" svg:x1="16.5cm" svg:y1="9.716cm" svg:x2="19.181cm" svg:y2="9.71cm" draw:start-shape="id4" draw:start-glue-point="1" draw:end-shape="id5" svg:d="m16500 9716h1341v-6h1340">
          <text:p/>
        </draw:connector>
        <draw:frame draw:style-name="gr8" draw:text-style-name="P2" xml:id="id5" draw:id="id5" draw:layer="layout" svg:width="2.5cm" svg:height="1.25cm" svg:x="19.181cm" svg:y="9.085cm">
          <draw:text-box>
            <text:p text:style-name="P2">Node</text:p>
          </draw:text-box>
        </draw:frame>
        <draw:custom-shape draw:style-name="gr9" draw:text-style-name="P4" draw:layer="layout" svg:width="1cm" svg:height="1cm" svg:x="24cm" svg:y="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1cm" svg:height="1cm" svg:x="16.5cm" svg:y="13.2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1cm" svg:height="1cm" svg:x="16.5cm" svg:y="9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initial-creator>Emel Hajjem</meta:initial-creator>
    <meta:creation-date>2011-05-08T19:42:18</meta:creation-date>
    <dc:date>2011-06-02T19:33:37</dc:date>
    <dc:language>fr-FR</dc:language>
    <meta:editing-cycles>10</meta:editing-cycles>
    <meta:editing-duration>PT52M52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